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d3f1" officeooo:paragraph-rsid="0002d3f1"/>
    </style:style>
    <style:style style:name="P2" style:family="paragraph" style:parent-style-name="Standard">
      <style:text-properties officeooo:rsid="00044c80" officeooo:paragraph-rsid="00044c80"/>
    </style:style>
    <style:style style:name="P3" style:family="paragraph" style:parent-style-name="Standard">
      <style:text-properties officeooo:rsid="0005b51b" officeooo:paragraph-rsid="0005b51b"/>
    </style:style>
    <style:style style:name="P4" style:family="paragraph" style:parent-style-name="Standard">
      <style:text-properties officeooo:rsid="00062092" officeooo:paragraph-rsid="00062092"/>
    </style:style>
    <style:style style:name="P5" style:family="paragraph" style:parent-style-name="Standard">
      <style:text-properties officeooo:rsid="00062092" officeooo:paragraph-rsid="000977bc"/>
    </style:style>
    <style:style style:name="P6" style:family="paragraph" style:parent-style-name="Standard">
      <style:text-properties officeooo:rsid="000783c9" officeooo:paragraph-rsid="000783c9"/>
    </style:style>
    <style:style style:name="P7" style:family="paragraph" style:parent-style-name="Standard">
      <style:text-properties officeooo:rsid="000977bc" officeooo:paragraph-rsid="000977bc"/>
    </style:style>
    <style:style style:name="P8" style:family="paragraph" style:parent-style-name="Standard">
      <style:text-properties officeooo:rsid="000b580c" officeooo:paragraph-rsid="0002d3f1"/>
    </style:style>
    <style:style style:name="P9" style:family="paragraph" style:parent-style-name="Standard">
      <style:text-properties fo:font-style="normal" officeooo:rsid="000b580c" officeooo:paragraph-rsid="000b580c" style:font-style-asian="normal" style:font-style-complex="normal"/>
    </style:style>
    <style:style style:name="P10" style:family="paragraph" style:parent-style-name="Standard">
      <style:text-properties fo:font-style="normal" officeooo:rsid="0005b51b" officeooo:paragraph-rsid="000b580c" style:font-style-asian="normal" style:font-style-complex="normal"/>
    </style:style>
    <style:style style:name="P11" style:family="paragraph" style:parent-style-name="Standard">
      <style:text-properties fo:font-style="normal" officeooo:rsid="000cfb3c" officeooo:paragraph-rsid="000cfb3c" style:font-style-asian="normal" style:font-style-complex="normal"/>
    </style:style>
    <style:style style:name="T1" style:family="text">
      <style:text-properties officeooo:rsid="0004b9fd"/>
    </style:style>
    <style:style style:name="T2" style:family="text">
      <style:text-properties officeooo:rsid="0006528e"/>
    </style:style>
    <style:style style:name="T3" style:family="text">
      <style:text-properties officeooo:rsid="000977bc"/>
    </style:style>
    <style:style style:name="T4" style:family="text">
      <style:text-properties officeooo:rsid="000b58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ommands Used</text:p>
      <text:p text:style-name="P8"/>
      <text:p text:style-name="P2">ssh <text:span text:style-name="T1">(Jump-Box Username)</text:span>@(<text:span text:style-name="T1">Dynamic Jump-Box IP)</text:span></text:p>
      <text:p text:style-name="P7">sudo su</text:p>
      <text:p text:style-name="P7">-<text:tab/><text:span text:style-name="T4">this changes you to root to not always have to use sudo</text:span></text:p>
      <text:p text:style-name="P7">apt-get docker.io</text:p>
      <text:p text:style-name="P7">-<text:tab/><text:span text:style-name="T4">use if docker.io is not installed</text:span></text:p>
      <text:p text:style-name="P7">-<text:tab/>hub.docker.com (select a docker image you want)</text:p>
      <text:p text:style-name="P7">-<text:tab/>docker pull [username/container image]</text:p>
      <text:p text:style-name="P6">docker run -ti [<text:span text:style-name="T3">username/docker image</text:span>] <text:span text:style-name="T3">bash</text:span></text:p>
      <text:p text:style-name="P3">docker container list -a</text:p>
      <text:p text:style-name="P3">-<text:tab/><text:span text:style-name="T3">shows what containers you have available</text:span></text:p>
      <text:p text:style-name="P4">docker start <text:span text:style-name="T3">[container name]</text:span></text:p>
      <text:p text:style-name="P7">docker ps [container name]</text:p>
      <text:p text:style-name="P5">docker attach <text:span text:style-name="T3">[container name]</text:span></text:p>
      <text:p text:style-name="P9"/>
      <text:p text:style-name="P9">cd /etc/ansible/ </text:p>
      <text:p text:style-name="P9">nano pentest.yml</text:p>
      <text:p text:style-name="P9">-<text:tab/>copy my github link</text:p>
      <text:p text:style-name="P9">-<text:tab/>change host to your specific [hostname]</text:p>
      <text:p text:style-name="P9">-<text:tab/>hostname in etc/ansible/hosts</text:p>
      <text:p text:style-name="P10">ansible-playbook <text:span text:style-name="T2">[name yml playbook]</text:span></text:p>
      <text:p text:style-name="P10">-<text:tab/><text:span text:style-name="T4">to run playbook once created</text:span></text:p>
      <text:p text:style-name="P11">nano elk-playbook.yml</text:p>
      <text:p text:style-name="P11">-<text:tab/>github link</text:p>
      <text:p text:style-name="P11">nano filebeat-playbook.yml</text:p>
      <text:p text:style-name="P11">-<text:tab/>github link</text:p>
      <text:p text:style-name="P11">nano metricbeat-playbook.yml</text:p>
      <text:p text:style-name="P11">-<text:tab/>github link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7T16:40:37.371000000</meta:creation-date>
    <dc:date>2020-10-17T18:47:02.600000000</dc:date>
    <meta:editing-duration>PT23M52S</meta:editing-duration>
    <meta:editing-cycles>1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27" meta:word-count="119" meta:character-count="769" meta:non-whitespace-character-count="676"/>
  </office:meta>
</office:document-meta>
</file>